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style:font-name="Arial" officeooo:paragraph-rsid="00026001"/>
    </style:style>
    <style:style style:name="P2" style:family="paragraph" style:parent-style-name="Title" style:master-page-name="">
      <style:paragraph-properties loext:contextual-spacing="false" fo:margin-left="0cm" fo:margin-right="0cm" fo:margin-top="0.423cm" fo:margin-bottom="0.212cm" style:contextual-spacing="false" fo:text-align="justify" style:justify-single-word="false" fo:text-indent="0cm" style:auto-text-indent="false" style:page-number="auto" fo:keep-with-next="always"/>
      <style:text-properties style:font-name="Arial" fo:font-size="12pt" officeooo:paragraph-rsid="00026001" style:font-size-asian="12pt" style:font-size-complex="12pt"/>
    </style:style>
    <style:style style:name="P3" style:family="paragraph" style:parent-style-name="Text_20_body">
      <style:paragraph-properties fo:line-height="150%" fo:text-align="start" style:justify-single-word="false" fo:background-color="transparent">
        <style:background-image/>
      </style:paragraph-properties>
      <style:text-properties style:font-name="Arial" fo:font-size="12pt" fo:language="pt" fo:country="BR" fo:font-style="normal" fo:font-weight="bold" officeooo:rsid="002fba8a" officeooo:paragraph-rsid="00026001" fo:background-color="#ccffff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P4" style:family="paragraph" style:parent-style-name="Text_20_body">
      <style:paragraph-properties fo:line-height="150%" fo:text-align="start" style:justify-single-word="false" fo:background-color="transparent">
        <style:background-image/>
      </style:paragraph-properties>
      <style:text-properties style:font-name="Arial" fo:font-size="12pt" fo:language="pt" fo:country="BR" fo:font-style="normal" fo:font-weight="normal" officeooo:rsid="002fba8a" officeooo:paragraph-rsid="00026001" fo:background-color="#ccffff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5" style:family="paragraph" style:parent-style-name="Text_20_body">
      <style:paragraph-properties fo:line-height="150%" fo:text-align="start" style:justify-single-word="false" fo:background-color="transparent">
        <style:background-image/>
      </style:paragraph-properties>
      <style:text-properties style:font-name="Arial" fo:font-size="12pt" fo:language="pt" fo:country="BR" fo:font-style="normal" style:text-underline-style="none" fo:font-weight="bold" officeooo:rsid="002fba8a" officeooo:paragraph-rsid="00026001" fo:background-color="#ccffff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P6" style:family="paragraph" style:parent-style-name="Text_20_body">
      <style:paragraph-properties fo:line-height="150%" fo:text-align="justify" style:justify-single-word="false" fo:background-color="transparent">
        <style:background-image/>
      </style:paragraph-properties>
      <style:text-properties style:font-name="Arial" fo:font-size="12pt" fo:language="pt" fo:country="BR" fo:font-style="italic" officeooo:rsid="002fba8a" officeooo:paragraph-rsid="00026001" style:font-size-asian="12pt" style:font-style-asian="italic" style:font-size-complex="12pt" style:font-style-complex="italic"/>
    </style:style>
    <style:style style:name="P7" style:family="paragraph" style:parent-style-name="Text_20_body">
      <style:paragraph-properties fo:line-height="150%" fo:text-align="justify" style:justify-single-word="false" fo:background-color="transparent">
        <style:background-image/>
      </style:paragraph-properties>
      <style:text-properties style:font-name="Arial" fo:font-size="12pt" fo:language="pt" fo:country="BR" officeooo:rsid="002fba8a" officeooo:paragraph-rsid="00026001" fo:background-color="#ccffff" style:font-size-asian="12pt" style:font-size-complex="12pt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weight="normal" officeooo:rsid="002fba8a" officeooo:paragraph-rsid="00026001" style:font-name-asian="Arial Unicode MS" style:font-size-asian="12pt" style:font-weight-asian="normal" style:font-name-complex="Arial Unicode MS" style:font-size-complex="12pt" style:font-weight-complex="normal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Arial" fo:font-size="12pt" fo:language="pt" fo:country="BR" fo:font-weight="normal" officeooo:rsid="002fba8a" officeooo:paragraph-rsid="00026001" style:font-name-asian="Arial Unicode MS" style:font-size-asian="12pt" style:font-weight-asian="normal" style:font-name-complex="Arial Unicode MS" style:font-size-complex="12pt" style:font-weight-complex="normal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Arial" fo:font-size="12pt" fo:language="pt" fo:country="BR" fo:font-weight="normal" officeooo:rsid="002fba8a" officeooo:paragraph-rsid="00026001" fo:background-color="#ccffff" style:font-name-asian="Arial Unicode MS" style:font-size-asian="12pt" style:font-weight-asian="normal" style:font-name-complex="Arial Unicode MS" style:font-size-complex="12pt" style:font-weight-complex="normal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Arial" fo:font-size="12pt" fo:language="pt" fo:country="BR" fo:font-style="italic" fo:font-weight="normal" officeooo:rsid="002fba8a" officeooo:paragraph-rsid="00026001" style:font-name-asian="Arial Unicode MS" style:font-size-asian="12pt" style:font-style-asian="italic" style:font-weight-asian="normal" style:font-name-complex="Arial Unicode MS" style:font-size-complex="12pt" style:font-style-complex="italic" style:font-weight-complex="normal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Arial" fo:font-size="12pt" fo:language="pt" fo:country="BR" fo:font-style="italic" officeooo:rsid="002fba8a" officeooo:paragraph-rsid="00026001" style:font-size-asian="12pt" style:font-style-asian="italic" style:font-size-complex="12pt" style:font-style-complex="italic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fo:font-style="italic" officeooo:rsid="002fba8a" officeooo:paragraph-rsid="00026001" style:font-size-asian="12pt" style:font-style-asian="italic" style:font-size-complex="12pt" style:font-style-complex="italic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Arial" fo:font-size="12pt" fo:language="pt" fo:country="BR" fo:font-style="normal" fo:font-weight="normal" officeooo:rsid="002fba8a" officeooo:paragraph-rsid="00026001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Arial" fo:font-size="12pt" fo:language="pt" fo:country="BR" fo:font-style="normal" fo:font-weight="bold" officeooo:rsid="002fba8a" officeooo:paragraph-rsid="00026001" style:font-name-asian="Arial Unicode MS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Arial" fo:font-size="12pt" fo:language="pt" fo:country="BR" fo:font-weight="bold" officeooo:rsid="002fba8a" officeooo:paragraph-rsid="00026001" fo:background-color="#ccffff" style:font-name-asian="Arial Unicode MS" style:font-size-asian="12pt" style:font-weight-asian="bold" style:font-name-complex="Arial Unicode MS" style:font-size-complex="12pt" style:font-weight-complex="bold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Arial" fo:font-size="12pt" fo:language="pt" fo:country="BR" fo:font-weight="bold" officeooo:rsid="002fba8a" officeooo:paragraph-rsid="00026001" style:font-name-asian="Arial Unicode MS" style:font-size-asian="12pt" style:font-weight-asian="bold" style:font-name-complex="Arial Unicode MS" style:font-size-complex="12pt" style:font-weight-complex="bold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Arial" fo:font-size="12pt" fo:language="pt" fo:country="BR" officeooo:rsid="002fba8a" officeooo:paragraph-rsid="00026001" style:font-size-asian="12pt" style:font-size-complex="12pt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font-size="12pt" fo:language="pt" fo:country="BR" officeooo:rsid="002fba8a" officeooo:paragraph-rsid="00026001" style:font-size-asian="12pt" style:font-size-complex="12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Arial" fo:font-size="12pt" fo:language="pt" fo:country="BR" officeooo:rsid="002fba8a" officeooo:paragraph-rsid="00026001" fo:background-color="#ccffff" style:font-size-asian="12pt" style:font-size-complex="12pt"/>
    </style:style>
    <style:style style:name="P21" style:family="paragraph" style:parent-style-name="Text_20_body">
      <style:text-properties officeooo:paragraph-rsid="00026001"/>
    </style:style>
    <style:style style:name="T1" style:family="text">
      <style:text-properties fo:font-style="normal" style:text-underline-style="none" fo:font-weight="normal" officeooo:rsid="004a9680" fo:background-color="transparent" style:font-name-asian="Arial Unicode MS" style:font-style-asian="normal" style:font-weight-asian="normal" style:font-name-complex="Arial Unicode MS" style:font-style-complex="normal" style:font-weight-complex="normal"/>
    </style:style>
    <style:style style:name="T2" style:family="text">
      <style:text-properties fo:font-style="normal" style:text-underline-style="none" fo:font-weight="normal" officeooo:rsid="0087b23d" fo:background-color="transparent" style:font-name-asian="Arial Unicode MS" style:font-style-asian="normal" style:font-weight-asian="normal" style:font-name-complex="Arial Unicode MS" style:font-style-complex="normal" style:font-weight-complex="normal"/>
    </style:style>
    <style:style style:name="T3" style:family="text">
      <style:text-properties fo:font-style="normal" style:text-underline-style="none" fo:font-weight="normal" officeooo:rsid="00369273" fo:background-color="transparent" style:font-name-asian="Arial Unicode MS" style:font-style-asian="normal" style:font-weight-asian="normal" style:font-name-complex="Arial Unicode MS" style:font-style-complex="normal" style:font-weight-complex="normal"/>
    </style:style>
    <style:style style:name="T4" style:family="text">
      <style:text-properties fo:font-style="normal" style:text-underline-style="none" fo:font-weight="normal" officeooo:rsid="003fc5f4" fo:background-color="transparent" style:font-name-asian="Arial Unicode MS" style:font-style-asian="normal" style:font-weight-asian="normal" style:font-name-complex="Arial Unicode MS" style:font-style-complex="normal" style:font-weight-complex="normal"/>
    </style:style>
    <style:style style:name="T5" style:family="text">
      <style:text-properties fo:font-style="normal" style:text-underline-style="none" fo:font-weight="normal" officeooo:rsid="0035e7c6" fo:background-color="transparent" style:font-name-asian="Arial Unicode MS" style:font-style-asian="normal" style:font-weight-asian="normal" style:font-name-complex="Arial Unicode MS" style:font-style-complex="normal" style:font-weight-complex="normal"/>
    </style:style>
    <style:style style:name="T6" style:family="text">
      <style:text-properties fo:font-style="normal" style:text-underline-style="none" fo:font-weight="normal" officeooo:rsid="00363625" fo:background-color="transparent" style:font-name-asian="Arial Unicode MS" style:font-style-asian="normal" style:font-weight-asian="normal" style:font-name-complex="Arial Unicode MS" style:font-style-complex="normal" style:font-weight-complex="normal"/>
    </style:style>
    <style:style style:name="T7" style:family="text">
      <style:text-properties fo:font-style="normal" style:text-underline-style="none" fo:font-weight="normal" officeooo:rsid="004a9680" style:font-name-asian="Arial Unicode MS" style:font-style-asian="normal" style:font-weight-asian="normal" style:font-name-complex="Arial Unicode MS" style:font-style-complex="normal" style:font-weight-complex="normal"/>
    </style:style>
    <style:style style:name="T8" style:family="text">
      <style:text-properties fo:font-style="normal" style:text-underline-style="none" fo:font-weight="normal" officeooo:rsid="0087b23d" style:font-name-asian="Arial Unicode MS" style:font-style-asian="normal" style:font-weight-asian="normal" style:font-name-complex="Arial Unicode MS" style:font-style-complex="normal" style:font-weight-complex="normal"/>
    </style:style>
    <style:style style:name="T9" style:family="text">
      <style:text-properties fo:font-style="normal" style:text-underline-style="none" fo:font-weight="normal" officeooo:rsid="00369273" style:font-name-asian="Arial Unicode MS" style:font-style-asian="normal" style:font-weight-asian="normal" style:font-name-complex="Arial Unicode MS" style:font-style-complex="normal" style:font-weight-complex="normal"/>
    </style:style>
    <style:style style:name="T10" style:family="text">
      <style:text-properties fo:font-style="normal" style:text-underline-style="none" fo:font-weight="normal" officeooo:rsid="003fc5f4" style:font-name-asian="Arial Unicode MS" style:font-style-asian="normal" style:font-weight-asian="normal" style:font-name-complex="Arial Unicode MS" style:font-style-complex="normal" style:font-weight-complex="normal"/>
    </style:style>
    <style:style style:name="T11" style:family="text">
      <style:text-properties fo:font-style="normal" style:text-underline-style="none" fo:font-weight="normal" officeooo:rsid="0035e7c6" style:font-name-asian="Arial Unicode MS" style:font-style-asian="normal" style:font-weight-asian="normal" style:font-name-complex="Arial Unicode MS" style:font-style-complex="normal" style:font-weight-complex="normal"/>
    </style:style>
    <style:style style:name="T12" style:family="text">
      <style:text-properties fo:font-style="normal" style:text-underline-style="none" fo:font-weight="normal" officeooo:rsid="00363625" style:font-name-asian="Arial Unicode MS" style:font-style-asian="normal" style:font-weight-asian="normal" style:font-name-complex="Arial Unicode MS" style:font-style-complex="normal" style:font-weight-complex="normal"/>
    </style:style>
    <style:style style:name="T13" style:family="text">
      <style:text-properties fo:font-style="normal" officeooo:rsid="0085fbba" style:font-style-asian="normal" style:font-style-complex="normal"/>
    </style:style>
    <style:style style:name="T14" style:family="text">
      <style:text-properties fo:font-style="italic" style:text-underline-style="none" fo:font-weight="normal" officeooo:rsid="00363625" fo:background-color="transparent" style:font-name-asian="Arial Unicode MS" style:font-style-asian="italic" style:font-weight-asian="normal" style:font-name-complex="Arial Unicode MS" style:font-style-complex="italic" style:font-weight-complex="normal"/>
    </style:style>
    <style:style style:name="T15" style:family="text">
      <style:text-properties fo:font-style="italic" style:text-underline-style="none" fo:font-weight="normal" officeooo:rsid="00363625" style:font-name-asian="Arial Unicode MS" style:font-style-asian="italic" style:font-weight-asian="normal" style:font-name-complex="Arial Unicode MS" style:font-style-complex="italic" style:font-weight-complex="normal"/>
    </style:style>
    <style:style style:name="T16" style:family="text">
      <style:text-properties fo:font-style="italic" style:text-underline-style="none" officeooo:rsid="00842ff3" fo:background-color="transparent" style:font-style-asian="italic" style:font-style-complex="italic"/>
    </style:style>
    <style:style style:name="T17" style:family="text">
      <style:text-properties fo:font-style="italic" style:text-underline-style="none" fo:font-weight="bold" officeooo:rsid="00842ff3" fo:background-color="transparent" style:font-style-asian="italic" style:font-weight-asian="bold" style:font-style-complex="italic" style:font-weight-complex="bold"/>
    </style:style>
    <style:style style:name="T18" style:family="text">
      <style:text-properties fo:font-style="italic" officeooo:rsid="00842ff3" style:font-style-asian="italic" style:font-style-complex="italic"/>
    </style:style>
    <style:style style:name="T19" style:family="text">
      <style:text-properties fo:font-style="italic" officeooo:rsid="00856ee9" style:font-style-asian="italic" style:font-style-complex="italic"/>
    </style:style>
    <style:style style:name="T20" style:family="text">
      <style:text-properties fo:font-style="italic" officeooo:rsid="0085fbba" style:font-style-asian="italic" style:font-style-complex="italic"/>
    </style:style>
    <style:style style:name="T21" style:family="text">
      <style:text-properties fo:font-style="italic" officeooo:rsid="00872acc" style:font-style-asian="italic" style:font-style-complex="italic"/>
    </style:style>
    <style:style style:name="T22" style:family="text">
      <style:text-properties fo:font-style="italic" officeooo:rsid="00323c9e" style:font-style-asian="italic" style:font-style-complex="italic"/>
    </style:style>
    <style:style style:name="T23" style:family="text">
      <style:text-properties fo:font-style="italic" officeooo:rsid="00340d0c" style:font-style-asian="italic" style:font-style-complex="italic"/>
    </style:style>
    <style:style style:name="T24" style:family="text">
      <style:text-properties fo:font-style="italic" officeooo:rsid="00873638" style:font-style-asian="italic" style:font-style-complex="italic"/>
    </style:style>
    <style:style style:name="T25" style:family="text">
      <style:text-properties fo:font-style="italic" style:text-underline-style="solid" style:text-underline-width="auto" style:text-underline-color="font-color" fo:background-color="transparent" style:font-style-asian="italic" style:font-style-complex="italic"/>
    </style:style>
    <style:style style:name="T26" style:family="text">
      <style:text-properties fo:font-style="italic" style:text-underline-style="solid" style:text-underline-width="auto" style:text-underline-color="font-color" officeooo:rsid="00323c9e" fo:background-color="transparent" style:font-style-asian="italic" style:font-style-complex="italic"/>
    </style:style>
    <style:style style:name="T27" style:family="text">
      <style:text-properties fo:font-style="italic" fo:background-color="transparent" style:font-style-asian="italic" style:font-style-complex="italic"/>
    </style:style>
    <style:style style:name="T28" style:family="text">
      <style:text-properties fo:font-style="italic" officeooo:rsid="00842ff3" fo:background-color="transparent" style:font-style-asian="italic" style:font-style-complex="italic"/>
    </style:style>
    <style:style style:name="T29" style:family="text">
      <style:text-properties fo:font-style="italic" fo:font-weight="normal" style:font-name-asian="Arial Unicode MS" style:font-style-asian="italic" style:font-weight-asian="normal" style:font-name-complex="Arial Unicode MS" style:font-style-complex="italic" style:font-weight-complex="normal"/>
    </style:style>
    <style:style style:name="T30" style:family="text">
      <style:text-properties fo:font-style="italic" fo:font-weight="normal" officeooo:rsid="00340d0c" style:font-name-asian="Arial Unicode MS" style:font-style-asian="italic" style:font-weight-asian="normal" style:font-name-complex="Arial Unicode MS" style:font-style-complex="italic" style:font-weight-complex="normal"/>
    </style:style>
    <style:style style:name="T31" style:family="text">
      <style:text-properties fo:font-style="italic" fo:font-weight="normal" officeooo:rsid="003fc5f4" style:font-name-asian="Arial Unicode MS" style:font-style-asian="italic" style:font-weight-asian="normal" style:font-name-complex="Arial Unicode MS" style:font-style-complex="italic" style:font-weight-complex="normal"/>
    </style:style>
    <style:style style:name="T32" style:family="text">
      <style:text-properties fo:font-style="italic" fo:font-weight="normal" officeooo:rsid="003501c2" style:font-name-asian="Arial Unicode MS" style:font-style-asian="italic" style:font-weight-asian="normal" style:font-name-complex="Arial Unicode MS" style:font-style-complex="italic" style:font-weight-complex="normal"/>
    </style:style>
    <style:style style:name="T33" style:family="text">
      <style:text-properties fo:language="pt" fo:country="BR" officeooo:rsid="0016725d"/>
    </style:style>
    <style:style style:name="T34" style:family="text">
      <style:text-properties fo:language="pt" fo:country="BR" fo:font-weight="bold" style:font-name-asian="Arial Unicode MS" style:font-weight-asian="bold" style:font-name-complex="Arial Unicode MS" style:font-weight-complex="bold"/>
    </style:style>
    <style:style style:name="T35" style:family="text">
      <style:text-properties fo:language="pt" fo:country="BR" fo:font-weight="bold" officeooo:rsid="002cdb58" style:font-name-asian="Arial Unicode MS" style:font-weight-asian="bold" style:font-name-complex="Arial Unicode MS" style:font-weight-complex="bold"/>
    </style:style>
    <style:style style:name="T36" style:family="text">
      <style:text-properties fo:language="pt" fo:country="BR" fo:font-weight="bold" officeooo:rsid="00822c0e" style:font-name-asian="Arial Unicode MS" style:font-weight-asian="bold" style:font-name-complex="Arial Unicode MS" style:font-weight-complex="bold"/>
    </style:style>
    <style:style style:name="T37" style:family="text">
      <style:text-properties style:font-name="Arial" fo:language="pt" fo:country="BR" fo:font-weight="bold" style:font-name-asian="Arial Unicode MS" style:font-weight-asian="bold" style:font-name-complex="Arial Unicode MS" style:font-weight-complex="bold"/>
    </style:style>
    <style:style style:name="T38" style:family="text">
      <style:text-properties fo:background-color="#ffff00"/>
    </style:style>
    <style:style style:name="T39" style:family="text">
      <style:text-properties officeooo:rsid="00312bbd" fo:background-color="#ffff00"/>
    </style:style>
    <style:style style:name="T40" style:family="text">
      <style:text-properties officeooo:rsid="00323c9e" fo:background-color="#ffff00"/>
    </style:style>
    <style:style style:name="T41" style:family="text">
      <style:text-properties officeooo:rsid="00026001" fo:background-color="#ffff00"/>
    </style:style>
    <style:style style:name="T42" style:family="text">
      <style:text-properties officeooo:rsid="00323c9e"/>
    </style:style>
    <style:style style:name="T43" style:family="text">
      <style:text-properties fo:color="#dc2300"/>
    </style:style>
    <style:style style:name="T44" style:family="text">
      <style:text-properties fo:color="#dc2300" officeooo:rsid="00323c9e"/>
    </style:style>
    <style:style style:name="T45" style:family="text">
      <style:text-properties style:text-underline-style="none" officeooo:rsid="0083b9ff" fo:background-color="transparent"/>
    </style:style>
    <style:style style:name="T46" style:family="text">
      <style:text-properties style:text-underline-style="none" officeooo:rsid="0083b9ff"/>
    </style:style>
    <style:style style:name="T47" style:family="text">
      <style:text-properties style:text-underline-style="none" fo:font-weight="normal" officeooo:rsid="0035e7c6" fo:background-color="transparent" style:font-name-asian="Arial Unicode MS" style:font-weight-asian="normal" style:font-name-complex="Arial Unicode MS" style:font-weight-complex="normal"/>
    </style:style>
    <style:style style:name="T48" style:family="text">
      <style:text-properties style:text-underline-style="none" fo:font-weight="normal" officeooo:rsid="0087b23d" fo:background-color="transparent" style:font-name-asian="Arial Unicode MS" style:font-weight-asian="normal" style:font-name-complex="Arial Unicode MS" style:font-weight-complex="normal"/>
    </style:style>
    <style:style style:name="T49" style:family="text">
      <style:text-properties style:text-underline-style="none" fo:font-weight="normal" officeooo:rsid="00369273" fo:background-color="transparent" style:font-name-asian="Arial Unicode MS" style:font-weight-asian="normal" style:font-name-complex="Arial Unicode MS" style:font-weight-complex="normal"/>
    </style:style>
    <style:style style:name="T50" style:family="text">
      <style:text-properties style:text-underline-style="solid" style:text-underline-width="auto" style:text-underline-color="font-color" officeooo:rsid="0083b9ff" fo:background-color="transparent"/>
    </style:style>
    <style:style style:name="T51" style:family="text">
      <style:text-properties style:text-underline-style="solid" style:text-underline-width="auto" style:text-underline-color="font-color" officeooo:rsid="0083b9ff"/>
    </style:style>
    <style:style style:name="T52" style:family="text">
      <style:text-properties style:text-underline-style="solid" style:text-underline-width="auto" style:text-underline-color="font-color" officeooo:rsid="00878041"/>
    </style:style>
    <style:style style:name="T53" style:family="text">
      <style:text-properties style:text-underline-style="solid" style:text-underline-width="auto" style:text-underline-color="font-color" fo:font-weight="normal" officeooo:rsid="0087b23d" style:font-name-asian="Arial Unicode MS" style:font-weight-asian="normal" style:font-name-complex="Arial Unicode MS" style:font-weight-complex="normal"/>
    </style:style>
    <style:style style:name="T54" style:family="text">
      <style:text-properties style:text-underline-style="solid" style:text-underline-width="auto" style:text-underline-color="font-color" fo:font-weight="normal" officeooo:rsid="004a9680" fo:background-color="transparent" style:font-name-asian="Arial Unicode MS" style:font-weight-asian="normal" style:font-name-complex="Arial Unicode MS" style:font-weight-complex="normal"/>
    </style:style>
    <style:style style:name="T55" style:family="text">
      <style:text-properties style:text-underline-style="solid" style:text-underline-width="auto" style:text-underline-color="font-color" fo:font-weight="normal" officeooo:rsid="00369273" fo:background-color="transparent" style:font-name-asian="Arial Unicode MS" style:font-weight-asian="normal" style:font-name-complex="Arial Unicode MS" style:font-weight-complex="normal"/>
    </style:style>
    <style:style style:name="T56" style:family="text">
      <style:text-properties style:text-underline-style="solid" style:text-underline-width="auto" style:text-underline-color="font-color" fo:font-weight="normal" officeooo:rsid="003fc5f4" fo:background-color="transparent" style:font-name-asian="Arial Unicode MS" style:font-weight-asian="normal" style:font-name-complex="Arial Unicode MS" style:font-weight-complex="normal"/>
    </style:style>
    <style:style style:name="T57" style:family="text">
      <style:text-properties style:text-underline-style="solid" style:text-underline-width="auto" style:text-underline-color="font-color" fo:font-weight="normal" officeooo:rsid="0035e7c6" fo:background-color="transparent" style:font-name-asian="Arial Unicode MS" style:font-weight-asian="normal" style:font-name-complex="Arial Unicode MS" style:font-weight-complex="normal"/>
    </style:style>
    <style:style style:name="T58" style:family="text">
      <style:text-properties style:text-underline-style="solid" style:text-underline-width="auto" style:text-underline-color="font-color" fo:font-weight="normal" officeooo:rsid="0087b23d" fo:background-color="transparent" style:font-name-asian="Arial Unicode MS" style:font-weight-asian="normal" style:font-name-complex="Arial Unicode MS" style:font-weight-complex="normal"/>
    </style:style>
    <style:style style:name="T59" style:family="text">
      <style:text-properties style:text-underline-style="solid" style:text-underline-width="auto" style:text-underline-color="font-color" fo:font-weight="normal" officeooo:rsid="00363625" fo:background-color="transparent" style:font-name-asian="Arial Unicode MS" style:font-weight-asian="normal" style:font-name-complex="Arial Unicode MS" style:font-weight-complex="normal"/>
    </style:style>
    <style:style style:name="T60" style:family="text">
      <style:text-properties officeooo:rsid="0083b9ff"/>
    </style:style>
    <style:style style:name="T61" style:family="text">
      <style:text-properties fo:font-weight="bold" officeooo:rsid="0083b9ff" style:font-weight-asian="bold" style:font-weight-complex="bold"/>
    </style:style>
    <style:style style:name="T62" style:family="text">
      <style:text-properties fo:font-weight="bold" officeooo:rsid="0086a74b" style:font-name-asian="Arial Unicode MS" style:font-weight-asian="bold" style:font-name-complex="Arial Unicode MS" style:font-weight-complex="bold"/>
    </style:style>
    <style:style style:name="T63" style:family="text">
      <style:text-properties officeooo:rsid="00841b87"/>
    </style:style>
    <style:style style:name="T64" style:family="text">
      <style:text-properties fo:color="#000000" style:text-underline-style="none" officeooo:rsid="0083b9ff"/>
    </style:style>
    <style:style style:name="T65" style:family="text">
      <style:text-properties fo:color="#000000" style:text-underline-style="none" officeooo:rsid="00841b87"/>
    </style:style>
    <style:style style:name="T66" style:family="text">
      <style:text-properties fo:color="#000000" style:text-underline-style="none" officeooo:rsid="00842ff3"/>
    </style:style>
    <style:style style:name="T67" style:family="text">
      <style:text-properties fo:color="#000000" style:text-underline-style="none" officeooo:rsid="00026001"/>
    </style:style>
    <style:style style:name="T68" style:family="text">
      <style:text-properties fo:color="#000000" style:text-underline-style="solid" style:text-underline-width="auto" style:text-underline-color="font-color"/>
    </style:style>
    <style:style style:name="T69" style:family="text">
      <style:text-properties fo:color="#000000" style:text-underline-style="solid" style:text-underline-width="auto" style:text-underline-color="font-color" officeooo:rsid="0083b9ff"/>
    </style:style>
    <style:style style:name="T70" style:family="text">
      <style:text-properties fo:color="#000000" style:text-underline-style="solid" style:text-underline-width="auto" style:text-underline-color="font-color" officeooo:rsid="00323c9e"/>
    </style:style>
    <style:style style:name="T71" style:family="text">
      <style:text-properties fo:color="#000000" fo:font-style="italic" style:text-underline-style="none" officeooo:rsid="00841b87" style:font-style-asian="italic" style:font-style-complex="italic"/>
    </style:style>
    <style:style style:name="T72" style:family="text">
      <style:text-properties fo:color="#000000" fo:font-style="italic" style:text-underline-style="none" officeooo:rsid="00842ff3" style:font-style-asian="italic" style:font-style-complex="italic"/>
    </style:style>
    <style:style style:name="T73" style:family="text">
      <style:text-properties fo:color="#000000" fo:font-style="italic" style:text-underline-style="none" fo:font-weight="normal" officeooo:rsid="00842ff3" style:font-style-asian="italic" style:font-weight-asian="normal" style:font-style-complex="italic" style:font-weight-complex="normal"/>
    </style:style>
    <style:style style:name="T74" style:family="text">
      <style:text-properties officeooo:rsid="00842ff3"/>
    </style:style>
    <style:style style:name="T75" style:family="text">
      <style:text-properties officeooo:rsid="00842ff3" fo:background-color="transparent"/>
    </style:style>
    <style:style style:name="T76" style:family="text">
      <style:text-properties officeooo:rsid="0084ff86"/>
    </style:style>
    <style:style style:name="T77" style:family="text">
      <style:text-properties officeooo:rsid="00856ee9"/>
    </style:style>
    <style:style style:name="T78" style:family="text">
      <style:text-properties officeooo:rsid="00323c9e" fo:background-color="#ccffff"/>
    </style:style>
    <style:style style:name="T79" style:family="text">
      <style:text-properties officeooo:rsid="0086a74b"/>
    </style:style>
    <style:style style:name="T80" style:family="text">
      <style:text-properties officeooo:rsid="00873638"/>
    </style:style>
    <style:style style:name="T81" style:family="text">
      <style:text-properties officeooo:rsid="00340d0c"/>
    </style:style>
    <style:style style:name="T82" style:family="text">
      <style:text-properties officeooo:rsid="00878041"/>
    </style:style>
    <style:style style:name="T83" style:family="text">
      <style:text-properties officeooo:rsid="0087b23d"/>
    </style:style>
    <style:style style:name="T84" style:family="text">
      <style:text-properties fo:font-weight="normal" style:font-name-asian="Arial Unicode MS" style:font-weight-asian="normal" style:font-name-complex="Arial Unicode MS" style:font-weight-complex="normal"/>
    </style:style>
    <style:style style:name="T85" style:family="text">
      <style:text-properties fo:font-weight="normal" officeooo:rsid="00340d0c" style:font-name-asian="Arial Unicode MS" style:font-weight-asian="normal" style:font-name-complex="Arial Unicode MS" style:font-weight-complex="normal"/>
    </style:style>
    <style:style style:name="T86" style:family="text">
      <style:text-properties fo:font-weight="normal" officeooo:rsid="003501c2" style:font-name-asian="Arial Unicode MS" style:font-weight-asian="normal" style:font-name-complex="Arial Unicode MS" style:font-weight-complex="normal"/>
    </style:style>
    <style:style style:name="T87" style:family="text">
      <style:text-properties fo:font-weight="normal" officeooo:rsid="0087b23d" style:font-name-asian="Arial Unicode MS" style:font-weight-asian="normal" style:font-name-complex="Arial Unicode MS" style:font-weight-complex="normal"/>
    </style:style>
    <style:style style:name="T88" style:family="text">
      <style:text-properties fo:font-weight="normal" officeooo:rsid="0035e7c6" style:font-name-asian="Arial Unicode MS" style:font-weight-asian="normal" style:font-name-complex="Arial Unicode MS" style:font-weight-complex="normal"/>
    </style:style>
    <style:style style:name="T89" style:family="text">
      <style:text-properties fo:font-weight="normal" officeooo:rsid="004a9680" style:font-name-asian="Arial Unicode MS" style:font-weight-asian="normal" style:font-name-complex="Arial Unicode MS" style:font-weight-complex="normal"/>
    </style:style>
    <style:style style:name="T90" style:family="text">
      <style:text-properties fo:font-weight="normal" officeooo:rsid="00369273" style:font-name-asian="Arial Unicode MS" style:font-weight-asian="normal" style:font-name-complex="Arial Unicode MS" style:font-weight-complex="normal"/>
    </style:style>
    <style:style style:name="T91" style:family="text">
      <style:text-properties fo:font-weight="normal" officeooo:rsid="004a9680" fo:background-color="#ffff00" style:font-name-asian="Arial Unicode MS" style:font-weight-asian="normal" style:font-name-complex="Arial Unicode MS" style:font-weight-complex="normal"/>
    </style:style>
    <style:style style:name="T92" style:family="text">
      <style:text-properties fo:font-weight="normal" officeooo:rsid="00369273" fo:background-color="#ffff00" style:font-name-asian="Arial Unicode MS" style:font-weight-asian="normal" style:font-name-complex="Arial Unicode MS" style:font-weight-complex="normal"/>
    </style:style>
    <style:style style:name="T93" style:family="text">
      <style:text-properties fo:font-weight="normal" officeooo:rsid="003fc5f4" fo:background-color="#ffff00" style:font-name-asian="Arial Unicode MS" style:font-weight-asian="normal" style:font-name-complex="Arial Unicode MS" style:font-weight-complex="normal"/>
    </style:style>
    <style:style style:name="T94" style:family="text">
      <style:text-properties fo:font-weight="normal" officeooo:rsid="0035e7c6" fo:background-color="#ffff00" style:font-name-asian="Arial Unicode MS" style:font-weight-asian="normal" style:font-name-complex="Arial Unicode MS" style:font-weight-complex="normal"/>
    </style:style>
    <style:style style:name="T95" style:family="text">
      <style:text-properties fo:font-weight="normal" officeooo:rsid="00363625" fo:background-color="#ffff00" style:font-name-asian="Arial Unicode MS" style:font-weight-asian="normal" style:font-name-complex="Arial Unicode MS" style:font-weight-complex="normal"/>
    </style:style>
    <style:style style:name="T96" style:family="text">
      <style:text-properties fo:font-weight="normal" officeooo:rsid="004a9680" fo:background-color="transparent" style:font-name-asian="Arial Unicode MS" style:font-weight-asian="normal" style:font-name-complex="Arial Unicode MS" style:font-weight-complex="normal"/>
    </style:style>
    <style:style style:name="T97" style:family="text">
      <style:text-properties fo:font-weight="normal" officeooo:rsid="0087b23d" fo:background-color="transparent" style:font-name-asian="Arial Unicode MS" style:font-weight-asian="normal" style:font-name-complex="Arial Unicode MS" style:font-weight-complex="normal"/>
    </style:style>
    <style:style style:name="T98" style:family="text">
      <style:text-properties fo:font-weight="normal" officeooo:rsid="00842ff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3"/></text:p>
      <text:h text:style-name="P1" text:outline-level="1"><text:span text:style-name="T35">I</text:span><text:span text:style-name="T34">NTRODUÇ</text:span><text:span text:style-name="T36">Ã</text:span><text:span text:style-name="T34">O</text:span></text:h>
      <text:p text:style-name="P21"><text:span text:style-name="T37"/></text:p>
      <text:p text:style-name="P8"><text:span text:style-name="T38">Nos </text:span><text:span text:style-name="T39">últimos</text:span><text:span text:style-name="T38"> anos</text:span>, <text:span text:style-name="T38">a web tem se tornado incrivelmente importante</text:span> <text:span text:style-name="T42">tanto para</text:span> a computação em geral <text:span text:style-name="T42">quanto para os usuários</text:span>, <text:span text:style-name="T42">que interagem com vários serviços e aplicações</text:span>, <text:span text:style-name="T44">onde essas, </text:span><text:span text:style-name="T43">acontecem consequentemente através </text:span><text:span text:style-name="T44">de um web browser</text:span><text:span text:style-name="T43">.</text:span></text:p>
      <text:p text:style-name="P11"><text:span text:style-name="T45">1)</text:span><text:span text:style-name="T50"> Nos últimos anos</text:span><text:span text:style-name="T51">: </text:span><text:span text:style-name="T60">quantos anos? </text:span><text:span text:style-name="T61">Muita imprecisão para uma pesquisa científica</text:span><text:span text:style-name="T60">. Dá pra fazer uma pesquisa rápida sobre esse panorama, ou é desnecessário? </text:span><text:span text:style-name="T63">Se for desnecessário aprofundar este assunto, será necessário reformular a frase.</text:span></text:p>
      <text:p text:style-name="P11"><text:span text:style-name="T60">2) </text:span><text:span text:style-name="T51">A web tem se tornado incrivelmente importante:</text:span><text:span text:style-name="T46"> Por quê? Por que a web tem se tornado incrivelmente importante tanto para a computação em geral quanto para os usuários? Não jogue as informações: tem que desenvolvê-las e dar sentido a elas, ok?</text:span></text:p>
      <text:p text:style-name="P11"><text:span text:style-name="T46">3)</text:span><text:span text:style-name="T64"> </text:span><text:span text:style-name="T69">O</text:span><text:span text:style-name="T70">nde essas, </text:span><text:span text:style-name="T68">acontecem consequentemente através </text:span><text:span text:style-name="T70">de um web browser</text:span><text:span text:style-name="T69">:</text:span><text:span text:style-name="T64"> Frase mal formulada!</text:span></text:p>
      <text:p text:style-name="P3"><text:span text:style-name="T64">MINHA SUGESTÃO:</text:span></text:p>
      <text:p text:style-name="P4"><text:span text:style-name="T65">A </text:span><text:span text:style-name="T71">web</text:span><text:span text:style-name="T65">, </text:span><text:span text:style-name="T71">(explicar brevemente o conceito de web que você está usando em seu trabalho com suas palavras E/OU com algum conceito/ para que ela serve),</text:span><text:span text:style-name="T65"> há alguns anos tem se tornado uma ferramenta absolutamente importante para seus usuários e para a computação de modo geral POIS/PORQUE (explicar o porquê da web ter se tornado importante); a interação entre usuário e a web se dá através de um </text:span><text:span text:style-name="T71">web browser</text:span><text:span text:style-name="T65">. O web browser é </text:span><text:span text:style-name="T71">(explicar brevemente o conceito de web browser</text:span><text:span text:style-name="T72">).</text:span></text:p>
      <text:p text:style-name="P15"><text:span text:style-name="T73"/></text:p>
      <text:p text:style-name="P15"><text:span text:style-name="T66">VAMOS AO </text:span><text:span text:style-name="T67">PRÓXIMO</text:span><text:span text:style-name="T66"> PARÁGRAFO:</text:span></text:p>
      <text:p text:style-name="P9"><text:span text:style-name="T38">Desde a “guerra dos n</text:span><text:span text:style-name="T41">a</text:span><text:span text:style-name="T38">vegadores” em meados de 1995, entre o</text:span><text:span text:style-name="T40">s web browsers</text:span><text:span text:style-name="T38"> Microsoft Internet Explorer e Netscape Navigator</text:span>, até hoje, muitas aplicações que eram conhecidas por serem tipicamente desktop, <text:span text:style-name="T42">foram disponibilizadas para que pudessem ser acessadas através dos web browsers, sendo hoje em dia, muitas novas aplicações, criadas apenas para funcionar na web e em vários dispositivos como mobile, tablets e Desktops. </text:span><text:span text:style-name="T18">(JUNTEI)</text:span><text:span text:style-name="T74"> </text:span><text:span text:style-name="T38">Para que muitas dessas aplicações </text:span><text:span text:style-name="T40">se tornem </text:span><text:span text:style-name="T38">possíveis nos </text:span><text:span text:style-name="T40">web browsers</text:span><text:span text:style-name="T38">, uma parte importante </text:span><text:span text:style-name="T40">se faz necessária</text:span><text:span text:style-name="T38">, </text:span><text:span text:style-name="T40">o </text:span><text:span text:style-name="T38">JavaScript </text:span><text:span text:style-name="T40">engine</text:span><text:span text:style-name="T38">.</text:span></text:p>
      <text:p text:style-name="P9"><text:span text:style-name="T74">1) </text:span><text:span text:style-name="T25">Desde a “guerra dos navegadores” em meados de 1995, entre o</text:span><text:span text:style-name="T26">s web browsers</text:span><text:span text:style-name="T25"> </text:span><text:soft-page-break/><text:span text:style-name="T25">Microsoft Internet Explorer e Netscape Navigator:</text:span><text:span text:style-name="T27"> </text:span><text:span text:style-name="T28">Não dá pra fugir. Em uma iniciação científica, nada pode ficar sem ser explicado, como se todos soubessem o que foi a tal da “Guerra dos Navegadores”. Explique com fatos, direitinho, perca um tempo nisso. É necessário.</text:span></text:p>
      <text:p text:style-name="P9"><text:span text:style-name="T75">2) </text:span><text:span text:style-name="T16">O resto do parágrafo está mal formulado: PRECISO SABER NO QUE TUDO ISSO IMPLICA. O QUE SÃO ESSAS APLICAÇÕES? QUAIS APLICAÇÕES?</text:span></text:p>
      <text:p text:style-name="P9"><text:span text:style-name="T16">3) O JavaScript engine é importante por quê? O que ele faz?</text:span></text:p>
      <text:p text:style-name="P9"><text:span text:style-name="T17"/></text:p>
      <text:p text:style-name="P16"><text:span text:style-name="T74">MINHA SUGESTÃO:</text:span></text:p>
      <text:p text:style-name="P10"><text:span text:style-name="T76">Desde </text:span><text:span text:style-name="T77">a chamada</text:span><text:span text:style-name="T76"> “Guerra dos Navegadores” </text:span><text:span text:style-name="T19">(explicar o que foi a tal da guerra)</text:span><text:span text:style-name="T76">, </text:span><text:span text:style-name="T77">que ocorreu</text:span><text:span text:style-name="T76"> em meados de 1995 </text:span><text:span text:style-name="T77">entre os </text:span><text:span text:style-name="T19">web browser's</text:span><text:span text:style-name="T77"> Microsoft Internet Explorer e Netscape Navigator, até os dias atuais, muitas aplicações que eram conhecidas por serem tipicamente </text:span><text:span text:style-name="T19">desktop</text:span><text:span text:style-name="T77"> </text:span><text:span text:style-name="T19">(não teria uma nomeação formal, tipo “categoria desktop”? Tome sempre cuidado com esse tipo de coisa </text:span><text:span text:style-name="T20">no trabalho inteiro</text:span><text:span text:style-name="T19">)</text:span><text:span text:style-name="T77"> foram disponibilizadas para que pudessem ser acessadas através dos </text:span><text:span text:style-name="T19">web browser's, </text:span><text:span text:style-name="T13">sendo que, atualmente, muitas novas aplicações são criadas para funcionar apenas para funcionar na web e em vários dispositivos como </text:span><text:span text:style-name="T20">mobile</text:span><text:span text:style-name="T13">, </text:span><text:span text:style-name="T20">tablets</text:span><text:span text:style-name="T13"> e </text:span><text:span text:style-name="T20">desktops</text:span><text:span text:style-name="T13">. </text:span><text:span text:style-name="T20">(Falar da importância da web usando este exemplo, como você me explicou falando). </text:span><text:span text:style-name="T13">Para que muitas dessas aplicações se tornem possíveis nos </text:span><text:span text:style-name="T20">web browser's</text:span><text:span text:style-name="T13">, o </text:span><text:span text:style-name="T20">(a ferramenta...?)</text:span><text:span text:style-name="T13"> </text:span><text:span text:style-name="T20">JavaScript engine</text:span><text:span text:style-name="T13"> é parte importante e necessária, pois </text:span><text:span text:style-name="T20">(explicar qual é o papel do Javascript engine dentro das aplicações, </text:span><text:span text:style-name="T21">até pra sua primeira frase do próximo parágrafo fazer sentido</text:span><text:span text:style-name="T20">).</text:span></text:p>
      <text:p text:style-name="P14"><text:span text:style-name="T78"/></text:p>
      <text:p text:style-name="P17"><text:span text:style-name="T79">VAMOS AO PRÓXIMO PARÁGRAFO:</text:span></text:p>
      <text:p text:style-name="P16"><text:span text:style-name="T74">MINHA SUGESTÃO:</text:span></text:p>
      <text:p text:style-name="P10"><text:span text:style-name="T42">Por verificarmos a importância de termos uma </text:span><text:span text:style-name="T22">JavaScript engine </text:span><text:span text:style-name="T42">que seja rápida e eficiente para gerenciar o uso da CPU dos devices onde </text:span><text:span text:style-name="T80">é</text:span><text:span text:style-name="T42"> utilizada,</text:span><text:span text:style-name="T80"> será este um dos pontos principais desta pesquisa (precisamos melhorar essa frase depois de acordo com o sentido que você tem que dar pra ela); utiliza-se </text:span><text:span text:style-name="T81">como </text:span><text:span text:style-name="T80">(</text:span><text:span text:style-name="T81">?</text:span><text:span text:style-name="T80">)</text:span><text:span text:style-name="T81"> </text:span><text:span text:style-name="T80">principal</text:span><text:span text:style-name="T81"> a </text:span><text:span text:style-name="T23">JavaScript engine</text:span><text:span text:style-name="T81"> da Fundação Mozilla, chamada </text:span><text:span text:style-name="T23">SpiderMonkey. </text:span><text:span text:style-name="T24">No SpiderMonkey foram realizados </text:span><text:span text:style-name="T81">os estudos </text:span><text:span text:style-name="T80">com o objetivo de compreender</text:span><text:span text:style-name="T81"> como se d</text:span><text:span text:style-name="T80">á</text:span><text:span text:style-name="T81"> o funcionamento de uma </text:span><text:span text:style-name="T23">JavaScript engine </text:span><text:span text:style-name="T81">e, </text:span><text:span text:style-name="T80">consequentemente,</text:span><text:span text:style-name="T81"> identificar </text:span><text:span text:style-name="T82">pontos onde seja possível </text:span><text:span text:style-name="T81">aplicar conceitos de computação paralela.</text:span></text:p>
      <text:p text:style-name="P11"><text:soft-page-break/><text:span text:style-name="T82">1) </text:span><text:span text:style-name="T52">O que é computação paralela?</text:span><text:span text:style-name="T82"> Agora você vai ter que desenvolver este tema.</text:span></text:p>
      <text:p text:style-name="P11"><text:span text:style-name="T83"/></text:p>
      <text:p text:style-name="P18"><text:span text:style-name="T62">VAMOS AO PRÓXIMO PARÁGRAFO:</text:span></text:p>
      <text:p text:style-name="P16"><text:span text:style-name="T74">MINHA SUGESTÃO:</text:span></text:p>
      <text:p text:style-name="P20"><text:span text:style-name="T85">Tendo em vista que o </text:span><text:span text:style-name="T30">Spider</text:span><text:span text:style-name="T31">M</text:span><text:span text:style-name="T30">onkey </text:span><text:span text:style-name="T85">foi o </text:span><text:span text:style-name="T84">primeiro </text:span><text:span text:style-name="T29">JavaScript </text:span><text:span text:style-name="T30">engine</text:span><text:span text:style-name="T85"> </text:span><text:span text:style-name="T86">da hist</text:span><text:span text:style-name="T87">ó</text:span><text:span text:style-name="T86">ria </text:span><text:span text:style-name="T85">criado para um web browser, </text:span><text:span text:style-name="T86">sua</text:span><text:span text:style-name="T85"> importância </text:span><text:span text:style-name="T86">e relevância para a </text:span><text:span text:style-name="T32">web</text:span><text:span text:style-name="T86"> justifica</text:span><text:span text:style-name="T85"> sua utilização como base para essa pesqui</text:span><text:span text:style-name="T88">sa. </text:span></text:p>
      <text:p text:style-name="P12"><text:span text:style-name="T87">1) </text:span><text:span text:style-name="T53">Só precisamos encaixar esse páragrafo de uma outra forma depois de você desenvolver o que ainda for preciso.</text:span><text:span text:style-name="T87"> Está desorganizado.</text:span></text:p>
      <text:p text:style-name="P18"><text:span text:style-name="T88"/></text:p>
      <text:p text:style-name="P18"><text:span text:style-name="T62">VAMOS AO PRÓXIMO PARÁGRAFO:</text:span></text:p>
      <text:p text:style-name="P19"><text:span text:style-name="T91">Ressaltamos</text:span><text:span text:style-name="T89"> </text:span><text:span text:style-name="T91">que o projeto</text:span><text:span text:style-name="T92"> Spider</text:span><text:span text:style-name="T93">M</text:span><text:span text:style-name="T92">onkey </text:span><text:span text:style-name="T91">é</text:span><text:span text:style-name="T94"> projeto de código aberto</text:span><text:span text:style-name="T88">, </text:span><text:span text:style-name="T90">o que quer dizer que o </text:span><text:span text:style-name="T88">produto </text:span><text:span text:style-name="T90">esta</text:span><text:span text:style-name="T88"> disponível para estudo, pesquisa e </text:span><text:span text:style-name="T90">alteração</text:span><text:span text:style-name="T88">,</text:span><text:span text:style-name="T94"> </text:span><text:span text:style-name="T92">e</text:span><text:span text:style-name="T94"> </text:span><text:span text:style-name="T91">que 'e </text:span><text:span text:style-name="T92">possível</text:span><text:span text:style-name="T94"> através </text:span><text:span text:style-name="T92">da </text:span><text:span text:style-name="T95">Mozilla Public License version 2.0 (MPL2), </text:span><text:span text:style-name="T91">com isso torna sua utilização nessa pesquisa </text:span><text:span text:style-name="T92">viável.</text:span></text:p>
      <text:p text:style-name="P13"><text:span text:style-name="T87">1) </text:span><text:span text:style-name="T54">Ressaltamos:</text:span><text:span text:style-name="T96"> </text:span><text:span text:style-name="T97">O certo é “ressalta-se”.</text:span></text:p>
      <text:p text:style-name="P19"><text:span text:style-name="T87">2) Q</text:span><text:span text:style-name="T54">ue o projeto</text:span><text:span text:style-name="T55"> Spider</text:span><text:span text:style-name="T56">M</text:span><text:span text:style-name="T55">onkey </text:span><text:span text:style-name="T54">é</text:span><text:span text:style-name="T57"> projeto de código aberto:</text:span><text:span text:style-name="T47"> </text:span><text:span text:style-name="T48">Precisamos melhorar a frase. Pode ser “que o x SpiderMonkey é um projeto de código aberto)</text:span></text:p>
      <text:p text:style-name="P6"><text:span text:style-name="T48">3) </text:span><text:span text:style-name="T58">E </text:span><text:span text:style-name="T54">que 'e </text:span><text:span text:style-name="T55">possível</text:span><text:span text:style-name="T57"> através </text:span><text:span text:style-name="T55">da </text:span><text:span text:style-name="T59">Mozilla Public License version 2.0 (MPL2), </text:span><text:span text:style-name="T54">com isso torna sua utilização nessa pesquisa </text:span><text:span text:style-name="T55">viável</text:span><text:span text:style-name="T58">'</text:span><text:span text:style-name="T55">:</text:span><text:span text:style-name="T49"> “</text:span><text:span text:style-name="T48">E QUE” não é o correto porque não é uma informação adicional. Tem que ser uma descrição que confirma sua frase anterior.</text:span></text:p>
      <text:p text:style-name="P6"><text:span text:style-name="T48"/></text:p>
      <text:p text:style-name="P5"><text:span text:style-name="T98">MINHA SUGESTÃO:</text:span></text:p>
      <text:p text:style-name="P7"><text:span text:style-name="T7">Ressalta</text:span><text:span text:style-name="T8">-se </text:span><text:span text:style-name="T7">que o</text:span><text:span text:style-name="T9"> Spider</text:span><text:span text:style-name="T10">M</text:span><text:span text:style-name="T9">onkey </text:span><text:span text:style-name="T7">é</text:span><text:span text:style-name="T11"> </text:span><text:span text:style-name="T8">um </text:span><text:span text:style-name="T11">projeto de código aberto, </text:span><text:span text:style-name="T9">o</text:span><text:span text:style-name="T8">u seja,</text:span><text:span text:style-name="T9"> </text:span><text:span text:style-name="T8">o</text:span><text:span text:style-name="T9"> </text:span><text:span text:style-name="T11">produto </text:span><text:span text:style-name="T9">est</text:span><text:span text:style-name="T8">á</text:span><text:span text:style-name="T11"> disponível para estudo, pesquisa e </text:span><text:span text:style-name="T9">alteração</text:span><text:span text:style-name="T11"> </text:span><text:span text:style-name="T8">e</text:span><text:span text:style-name="T7"> </text:span><text:span text:style-name="T8">é</text:span><text:span text:style-name="T7"> </text:span><text:span text:style-name="T9">possível</text:span><text:span text:style-name="T11"> através </text:span><text:span text:style-name="T9">da </text:span><text:span text:style-name="T15">Mozilla Public License version 2.0 (MPL2);</text:span><text:span text:style-name="T12"> </text:span><text:span text:style-name="T7">com isso,</text:span><text:span text:style-name="T9"> </text:span><text:span text:style-name="T8">sua utilização torna esta pesquisa viáv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22:44:51.99</meta:creation-date>
    <dc:date>2015-07-11T22:47:42.82</dc:date>
    <meta:editing-duration>P0D</meta:editing-duration>
    <meta:editing-cycles>1</meta:editing-cycles>
    <meta:document-statistic meta:table-count="0" meta:image-count="0" meta:object-count="0" meta:page-count="3" meta:paragraph-count="29" meta:word-count="883" meta:character-count="5545" meta:non-whitespace-character-count="4690"/>
    <meta:generator>LibreOffice/4.0.4.2$Windows_x86 LibreOffice_project/9e9821abd0ffdbc09cd8c52eaa574fa09eb08f2</meta:generator>
  </office:meta>
</office:document-meta>
</file>